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13.25cm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25cm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7.5cm" loext:decorative="false"/>
      <style:paragraph-properties style:writing-mode="lr-tb"/>
    </style:style>
    <style:style style:name="gr5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6cm" fo:min-width="13.249cm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3.2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loext:decorative="fals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12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75cm" svg:height="1.25cm" svg:x="1cm" svg:y="1cm">
          <text:p text:style-name="P1">Logo <text:s text:c="5"/>|jeu|match|tournois|équipe| <text:s text:c="5"/>profil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25cm" svg:y1="3.25cm" svg:x2="15.25cm" svg:y2="2.5cm">
          <text:p/>
        </draw:line>
        <draw:custom-shape draw:style-name="gr3" draw:text-style-name="P4" draw:layer="layout" svg:width="4.75cm" svg:height="0.75cm" svg:x="16cm" svg:y="3.25cm">
          <text:p text:style-name="P1">Menu de nav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6.2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dat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6.25cm">
          <text:p text:style-name="P5"><text:span text:style-name="T1">match1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7cm">
          <text:p text:style-name="P5"><text:span text:style-name="T1">match2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2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3.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4.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2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3.5cm">
          <text:p text:style-name="P1">Match1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4.25cm">
          <text:p text:style-name="P1">Match2 | inf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2.2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8.5cm" svg:x2="15cm" svg:y2="7.75cm">
          <text:p/>
        </draw:line>
        <draw:custom-shape draw:style-name="gr3" draw:text-style-name="P4" draw:layer="layout" svg:width="4.75cm" svg:height="0.75cm" svg:x="15.75cm" svg:y="8.5cm">
          <text:p text:style-name="P1">Page ma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75cm" svg:height="1.25cm" svg:x="1cm" svg:y="10cm">
          <text:p text:style-name="P1">Logo <text:s text:c="5"/>|jeu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11.2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17cm" svg:x2="15cm" svg:y2="16.25cm">
          <text:p/>
        </draw:line>
        <draw:custom-shape draw:style-name="gr3" draw:text-style-name="P4" draw:layer="layout" svg:width="4.75cm" svg:height="0.75cm" svg:x="15.75cm" svg:y="17.75cm">
          <text:p text:style-name="P1">Page tournois</text:p>
          <text:p text:style-name="P1">Trié par importan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4.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5.2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4.5cm">
          <text:p text:style-name="P1">Tournois2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5.25cm">
          <text:p text:style-name="P5"><text:span text:style-name="T1">match1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6cm">
          <text:p text:style-name="P5"><text:span text:style-name="T1">match2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1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2.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3.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1.75cm">
          <text:p text:style-name="P1">Tournois1 | 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2.5cm">
          <text:p text:style-name="P5"><text:span text:style-name="T1">match1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3.25cm">
          <text:p text:style-name="P5"><text:span text:style-name="T1">match2</text:span> | inf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75cm" svg:height="1.25cm" svg:x="1cm" svg:y="18.75cm">
          <text:p text:style-name="P1">Logo <text:s text:c="5"/>|jeu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2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25.75cm" svg:x2="15cm" svg:y2="25cm">
          <text:p/>
        </draw:line>
        <draw:custom-shape draw:style-name="gr3" draw:text-style-name="P4" draw:layer="layout" svg:width="4.75cm" svg:height="0.75cm" svg:x="16cm" svg:y="26cm">
          <text:p text:style-name="P1">Page équip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2.2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3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2.25cm">
          <text:p text:style-name="P1">Equipe 2 | cashpriz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3cm">
          <text:p text:style-name="P1">Liste des joueu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0.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1.2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0.5cm">
          <text:p text:style-name="P1">Equipe 1 | cashpriz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1.25cm">
          <text:p text:style-name="P1">Liste des joueu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75cm" svg:height="0.5cm" svg:x="1cm" svg:y="8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75cm" svg:height="0.5cm" svg:x="1cm" svg:y="1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75cm" svg:height="0.5cm" svg:x="1cm" svg:y="25.75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003cm" svg:height="0.963cm" svg:x="4.75cm" svg:y="0.037cm">
          <draw:text-box>
            <text:p>match.php?id=x</text:p>
          </draw:text-box>
        </draw:frame>
      </draw:page>
      <draw:page draw:name="page2" draw:style-name="dp2" draw:master-page-name="Standard">
        <draw:custom-shape draw:style-name="gr1" draw:text-style-name="P2" draw:layer="layout" svg:width="13.75cm" svg:height="1.25cm" svg:x="1cm" svg:y="2.75cm">
          <text:p text:style-name="P1">Logo <text:s text:c="5"/>|jeu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75cm" svg:height="0.5cm" svg:x="1cm" svg:y="9.7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1.25cm" svg:y="8.75cm">
          <text:p text:style-name="P1">Type paris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Match | date | tournoi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0cm" svg:height="0.75cm" svg:x="2.75cm" svg:y="6.5cm">
          <text:p text:style-name="P5">Equipe X(cote) vs Equipe Y(cote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4.75cm" svg:y="8.75cm">
          <text:p text:style-name="P1">équip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8.25cm" svg:y="8.75cm">
          <text:p text:style-name="P1">valeu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0.75cm" svg:x="12cm" svg:y="8.75cm">
          <text:p text:style-name="P1">valid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cm" svg:y1="11.25cm" svg:x2="11.5cm" svg:y2="9.5cm">
          <text:p/>
        </draw:line>
        <draw:custom-shape draw:style-name="gr13" draw:text-style-name="P8" draw:layer="layout" svg:width="10cm" svg:height="0.75cm" svg:x="8.5cm" svg:y="11cm">
          <text:p text:style-name="P5">Faire un paris sur le match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cm" svg:height="0.75cm" svg:x="1.5cm" svg:y="1.75cm">
          <text:p text:style-name="P5">match.php?id=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75cm" svg:height="1.25cm" svg:x="1cm" svg:y="13.75cm">
          <text:p text:style-name="P1">Logo <text:s text:c="5"/>|jeu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75cm" svg:height="0.5cm" svg:x="1cm" svg:y="20.7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1.25cm" svg:y="19.75cm">
          <text:p text:style-name="P1">Type paris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16.5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0cm" svg:height="0.75cm" svg:x="2.75cm" svg:y="17.5cm">
          <text:p text:style-name="P5">Liste de match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4.75cm" svg:y="19.75cm">
          <text:p text:style-name="P1">équip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8.25cm" svg:y="19.75cm">
          <text:p text:style-name="P1">valeu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0.75cm" svg:x="12cm" svg:y="19.75cm">
          <text:p text:style-name="P1">valid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cm" svg:y1="22.25cm" svg:x2="11.5cm" svg:y2="20.5cm">
          <text:p/>
        </draw:line>
        <draw:custom-shape draw:style-name="gr16" draw:text-style-name="P8" draw:layer="layout" svg:width="12.5cm" svg:height="0.75cm" svg:x="6cm" svg:y="22cm">
          <text:p text:style-name="P5">Faire un paris sur le gagnant du match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0cm" svg:height="0.75cm" svg:x="1.5cm" svg:y="12.75cm">
          <text:p text:style-name="P5">tournois.php?id=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2-26T16:07:24.443650824</dc:date>
    <meta:editing-duration>PT34M29S</meta:editing-duration>
    <meta:editing-cycles>5</meta:editing-cycles>
    <meta:generator>LibreOffice/24.8.4.2$Linux_X86_64 LibreOffice_project/480$Build-2</meta:generator>
    <meta:document-statistic meta:object-count="74"/>
  </office:meta>
</office:document-meta>
</file>